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.filter(i =&gt; i &gt; 2)<text:tab/><text:tab/>// List(3, 4, 5)</text:p>
            <text:p>numbers.find(i =&gt; i &gt; 2)<text:tab/><text:tab/>// Some(3)</text:p>
            <text:p>numbers.exists(i =&gt; i &gt; 2)<text:tab/>// true</text:p>
            <text:p>numbers.forall(i =&gt; i &gt; 2)<text:tab/><text:tab/>// false</text:p>
            <text:p/>
            <text:p>numbers.map(i =&gt; i * 2)<text:tab/><text:tab/>// List(2, 4, 6, 8, 10)</text:p>
            <text:p/>
            <text:p>numbers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6.67cm" svg:height="3.256cm" svg:x="0.635cm" svg:y="0.962cm" presentation:class="title" presentation:user-transformed="true">
          <draw:text-box>
            <text:p><text:span text:style-name="T2">Deferred execution - construct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the 'first-class-functions' project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35M50S</meta:editing-duration>
    <meta:editing-cycles>34</meta:editing-cycles>
    <meta:generator>OpenOffice.org/3.1$Unix OpenOffice.org_project/310m19$Build-9420</meta:generator>
    <dc:date>2010-01-11T20:24:15</dc:date>
    <dc:creator>Alf Kristian Støyle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